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52525" style:font-name="Roboto" fo:font-size="10.5pt" fo:letter-spacing="normal" fo:font-style="normal" fo:font-weight="normal"/>
    </style:style>
    <style:style style:name="P2" style:family="paragraph" style:parent-style-name="Standard">
      <style:paragraph-properties fo:orphans="2" fo:widows="2"/>
      <style:text-properties fo:font-variant="normal" fo:text-transform="none" fo:color="#252525" style:font-name="Roboto" fo:font-size="10.5pt" fo:letter-spacing="normal" fo:font-style="normal" fo:font-weight="normal" officeooo:paragraph-rsid="001d8ca6"/>
    </style:style>
    <style:style style:name="P3" style:family="paragraph" style:parent-style-name="Standard">
      <style:paragraph-properties fo:orphans="2" fo:widows="2"/>
      <style:text-properties fo:font-variant="normal" fo:text-transform="none" fo:color="#252525" style:font-name="Roboto" fo:font-size="10.5pt" fo:letter-spacing="normal" fo:font-style="normal" fo:font-weight="normal" officeooo:paragraph-rsid="002d4e40"/>
    </style:style>
    <style:style style:name="P4" style:family="paragraph" style:parent-style-name="Standard">
      <style:paragraph-properties fo:orphans="2" fo:widows="2"/>
      <style:text-properties fo:font-variant="normal" fo:text-transform="none" fo:color="#252525" style:font-name="Roboto" fo:font-size="10.5pt" fo:letter-spacing="normal" fo:font-style="normal" fo:font-weight="normal" officeooo:paragraph-rsid="002f34b9"/>
    </style:style>
    <style:style style:name="P5" style:family="paragraph" style:parent-style-name="Standard">
      <style:paragraph-properties fo:orphans="2" fo:widows="2"/>
      <style:text-properties fo:font-variant="normal" fo:text-transform="none" fo:color="#252525" style:font-name="Roboto" fo:font-size="13.5pt" fo:letter-spacing="normal" fo:font-style="normal" fo:font-weight="normal" officeooo:rsid="00311556" officeooo:paragraph-rsid="00311556" loext:padding="0cm" loext:border="none"/>
    </style:style>
    <style:style style:name="P6" style:family="paragraph" style:parent-style-name="Standard">
      <style:paragraph-properties fo:orphans="2" fo:widows="2"/>
      <style:text-properties fo:font-variant="normal" fo:text-transform="none" fo:color="#000000" style:font-name="Ubuntu" fo:font-size="13.5pt" fo:letter-spacing="normal" fo:font-style="normal" fo:font-weight="normal" officeooo:rsid="002d4e40" officeooo:paragraph-rsid="002d4e40" loext:padding="0cm" loext:border="none"/>
    </style:style>
    <style:style style:name="P7" style:family="paragraph" style:parent-style-name="Standard">
      <style:paragraph-properties fo:orphans="2" fo:widows="2"/>
      <style:text-properties fo:font-variant="normal" fo:text-transform="none" fo:color="#000000" style:font-name="apple-system" fo:font-size="14.25pt" fo:letter-spacing="normal" fo:font-style="normal" fo:font-weight="normal" officeooo:rsid="002b494b" officeooo:paragraph-rsid="002b494b" loext:padding="0cm" loext:border="none"/>
    </style:style>
    <style:style style:name="P8" style:family="paragraph" style:parent-style-name="Standard">
      <style:paragraph-properties fo:orphans="2" fo:widows="2"/>
      <style:text-properties fo:font-variant="normal" fo:text-transform="none" fo:color="#000000" style:font-name="apple-system" fo:font-size="14.25pt" fo:letter-spacing="normal" fo:font-style="normal" fo:font-weight="normal" officeooo:paragraph-rsid="002b494b" loext:padding="0cm" loext:border="none"/>
    </style:style>
    <style:style style:name="P9" style:family="paragraph" style:parent-style-name="Standard">
      <style:paragraph-properties fo:orphans="2" fo:widows="2"/>
      <style:text-properties fo:font-variant="normal" fo:text-transform="none" fo:color="#333333" style:font-name="Verdana" fo:font-size="13pt" fo:letter-spacing="normal" fo:font-style="normal" fo:font-weight="normal" officeooo:rsid="002861a9" officeooo:paragraph-rsid="002f34b9" fo:background-color="#ffff00" style:font-size-asian="13pt" style:font-weight-asian="normal" style:font-size-complex="13pt" style:font-weight-complex="normal" loext:padding="0cm" loext:border="none"/>
    </style:style>
    <style:style style:name="P10" style:family="paragraph" style:parent-style-name="Standard">
      <style:paragraph-properties fo:orphans="2" fo:widows="2"/>
      <style:text-properties officeooo:paragraph-rsid="002b5548"/>
    </style:style>
    <style:style style:name="P11" style:family="paragraph" style:parent-style-name="Standard">
      <style:paragraph-properties fo:orphans="2" fo:widows="2"/>
      <style:text-properties officeooo:rsid="002f34b9" officeooo:paragraph-rsid="0030a55b"/>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officeooo:paragraph-rsid="002a44af"/>
    </style:style>
    <style:style style:name="P14"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3.5pt" fo:letter-spacing="normal" fo:font-style="normal" fo:font-weight="normal" officeooo:paragraph-rsid="001b0591" loext:padding="0cm" loext:border="none"/>
    </style:style>
    <style:style style:name="T1" style:family="text">
      <style:text-properties fo:font-variant="normal" fo:text-transform="none" fo:color="#252525" style:font-name="Roboto" fo:font-size="13.5pt" fo:letter-spacing="normal" fo:font-style="normal" fo:font-weight="normal" loext:padding="0cm" loext:border="none"/>
    </style:style>
    <style:style style:name="T2" style:family="text">
      <style:text-properties fo:font-variant="normal" fo:text-transform="none" fo:color="#252525" style:font-name="Roboto" fo:font-size="13.5pt" fo:letter-spacing="normal" fo:font-style="normal" fo:font-weight="normal" officeooo:rsid="002b7b27" style:font-weight-asian="normal" style:font-weight-complex="normal" loext:padding="0cm" loext:border="none"/>
    </style:style>
    <style:style style:name="T3" style:family="text">
      <style:text-properties fo:font-variant="normal" fo:text-transform="none" fo:color="#000000" style:font-name="apple-system" fo:font-size="14.25pt" fo:letter-spacing="normal" fo:font-style="normal" fo:font-weight="normal" loext:padding="0cm" loext:border="none"/>
    </style:style>
    <style:style style:name="T4" style:family="text">
      <style:text-properties fo:font-variant="normal" fo:text-transform="none" fo:color="#000000" style:font-name="apple-system" fo:font-size="14.25pt" fo:letter-spacing="normal" fo:font-style="normal" fo:font-weight="normal" officeooo:rsid="002a44af" loext:padding="0cm" loext:border="none"/>
    </style:style>
    <style:style style:name="T5" style:family="text">
      <style:text-properties fo:font-variant="normal" fo:text-transform="none" fo:color="#000000" style:font-name="apple-system" fo:font-size="14.25pt" fo:letter-spacing="normal" fo:font-style="normal" fo:font-weight="normal" officeooo:rsid="002b494b" loext:padding="0cm" loext:border="none"/>
    </style:style>
    <style:style style:name="T6" style:family="text">
      <style:text-properties fo:font-variant="normal" fo:text-transform="none" fo:color="#000000" style:font-name="apple-system" fo:font-size="14.25pt" fo:letter-spacing="normal" fo:font-style="normal" fo:font-weight="normal" officeooo:rsid="002b5548" loext:padding="0cm" loext:border="none"/>
    </style:style>
    <style:style style:name="T7" style:family="text">
      <style:text-properties fo:font-variant="normal" fo:text-transform="none" fo:color="#000000" style:font-name="apple-system" fo:font-size="14.25pt" fo:letter-spacing="normal" fo:font-style="normal" fo:font-weight="normal" officeooo:rsid="002b7b27" loext:padding="0cm" loext:border="none"/>
    </style:style>
    <style:style style:name="T8" style:family="text">
      <style:text-properties fo:font-variant="normal" fo:text-transform="none" fo:color="#000000" style:font-name="apple-system" fo:font-size="14.25pt" fo:letter-spacing="normal" fo:font-style="normal" fo:font-weight="normal" fo:background-color="#ffff00" loext:char-shading-value="0" style:font-size-asian="13pt" style:font-weight-asian="normal" style:font-size-complex="13pt" style:font-weight-complex="normal" loext:padding="0cm" loext:border="none"/>
    </style:style>
    <style:style style:name="T9" style:family="text">
      <style:text-properties fo:font-variant="normal" fo:text-transform="none" fo:color="#000000" style:font-name="apple-system" fo:font-size="14.25pt" fo:letter-spacing="normal" fo:font-style="normal" fo:font-weight="normal" officeooo:rsid="0030a55b" loext:padding="0cm" loext:border="none"/>
    </style:style>
    <style:style style:name="T10" style:family="text">
      <style:text-properties fo:color="#000000" style:font-name="apple-system" fo:font-size="14.25pt" style:font-weight-asian="bold" style:font-weight-complex="bold" loext:padding="0cm" loext:border="none"/>
    </style:style>
    <style:style style:name="T11" style:family="text">
      <style:text-properties fo:color="#000000" style:font-name="apple-system" fo:font-size="14.25pt" officeooo:rsid="001bfd6a" style:font-weight-asian="bold" style:font-weight-complex="bold" loext:padding="0cm" loext:border="none"/>
    </style:style>
    <style:style style:name="T12" style:family="text">
      <style:text-properties fo:color="#000000" style:font-name="apple-system" fo:font-size="14.25pt" officeooo:rsid="00267122" style:font-weight-asian="bold" style:font-weight-complex="bold" loext:padding="0cm" loext:border="none"/>
    </style:style>
    <style:style style:name="T13" style:family="text">
      <style:text-properties fo:color="#000000" style:font-name="apple-system" fo:font-size="14.25pt" fo:font-weight="bold" style:font-weight-asian="bold" style:font-weight-complex="bold" loext:padding="0cm" loext:border="none"/>
    </style:style>
    <style:style style:name="T14" style:family="text">
      <style:text-properties fo:color="#000000" style:font-name="apple-system" fo:font-size="14.25pt" officeooo:rsid="001bfd6a" fo:background-color="#ffff00" loext:char-shading-value="0" style:font-weight-asian="bold" style:font-weight-complex="bold" loext:padding="0cm" loext:border="none"/>
    </style:style>
    <style:style style:name="T15" style:family="text">
      <style:text-properties fo:color="#000000" style:font-name="apple-system" fo:font-size="14.25pt" officeooo:rsid="001c7172" fo:background-color="#ffff00" loext:char-shading-value="0" style:font-weight-asian="bold" style:font-weight-complex="bold" loext:padding="0cm" loext:border="none"/>
    </style:style>
    <style:style style:name="T16" style:family="text">
      <style:text-properties fo:color="#000000" style:font-name="apple-system" fo:font-size="14.25pt" officeooo:rsid="002f34b9" fo:background-color="#ffff00" loext:char-shading-value="0" style:font-size-asian="13pt" style:font-weight-asian="normal" style:font-size-complex="13pt" style:font-weight-complex="normal" loext:padding="0cm" loext:border="none"/>
    </style:style>
    <style:style style:name="T17" style:family="text">
      <style:text-properties fo:color="#000000" style:font-name="Ubuntu" fo:font-size="13.5pt" officeooo:rsid="002d4e40" loext:padding="0cm" loext:border="none"/>
    </style:style>
    <style:style style:name="T18" style:family="text">
      <style:text-properties fo:font-size="13.5pt" fo:font-weight="bold" officeooo:rsid="001bfd6a" fo:background-color="#ffff00" loext:char-shading-value="0" style:font-weight-asian="bold" style:font-weight-complex="bold" loext:padding="0cm" loext:border="none"/>
    </style:style>
    <style:style style:name="T19" style:family="text">
      <style:text-properties fo:font-size="13.5pt" fo:font-weight="bold" officeooo:rsid="001c7172" fo:background-color="#ffff00" loext:char-shading-value="0" style:font-weight-asian="bold" style:font-weight-complex="bold" loext:padding="0cm" loext:border="none"/>
    </style:style>
    <style:style style:name="T20" style:family="text">
      <style:text-properties fo:font-size="13.5pt" fo:font-weight="bold" officeooo:rsid="001d8ca6" fo:background-color="#ffff00" loext:char-shading-value="0" style:font-weight-asian="bold" style:font-weight-complex="bold" loext:padding="0cm" loext:border="none"/>
    </style:style>
    <style:style style:name="T21" style:family="text">
      <style:text-properties fo:font-size="13.5pt" fo:font-weight="bold" officeooo:rsid="00267122" fo:background-color="#ffff00" loext:char-shading-value="0" style:font-weight-asian="bold" style:font-weight-complex="bold" loext:padding="0cm" loext:border="none"/>
    </style:style>
    <style:style style:name="T22" style:family="text">
      <style:text-properties fo:font-size="13.5pt" officeooo:rsid="001c7172" fo:background-color="#ffff00" loext:char-shading-value="0" style:font-weight-asian="bold" style:font-weight-complex="bold" loext:padding="0cm" loext:border="none"/>
    </style:style>
    <style:style style:name="T23" style:family="text">
      <style:text-properties fo:font-size="13.5pt" officeooo:rsid="001d8ca6" fo:background-color="#ffff00" loext:char-shading-value="0" style:font-weight-asian="bold" style:font-weight-complex="bold" loext:padding="0cm" loext:border="none"/>
    </style:style>
    <style:style style:name="T24" style:family="text">
      <style:text-properties fo:font-size="13.5pt" officeooo:rsid="00267122" fo:background-color="#ffff00" loext:char-shading-value="0" style:font-weight-asian="bold" style:font-weight-complex="bold" loext:padding="0cm" loext:border="none"/>
    </style:style>
    <style:style style:name="T25" style:family="text">
      <style:text-properties fo:font-size="13.5pt" loext:padding="0cm" loext:border="none"/>
    </style:style>
    <style:style style:name="T26" style:family="text">
      <style:text-properties fo:font-size="13.5pt" fo:background-color="#99ff99" loext:char-shading-value="0" loext:padding="0cm" loext:border="none"/>
    </style:style>
    <style:style style:name="T27" style:family="text">
      <style:text-properties fo:font-size="13.5pt" officeooo:rsid="001f11ba" fo:background-color="#99ff99" loext:char-shading-value="0" loext:padding="0cm" loext:border="none"/>
    </style:style>
    <style:style style:name="T28" style:family="text">
      <style:text-properties fo:font-size="13.5pt" officeooo:rsid="001f11ba" loext:padding="0cm" loext:border="none"/>
    </style:style>
    <style:style style:name="T29" style:family="text">
      <style:text-properties fo:font-size="13.5pt" officeooo:rsid="001fbe96" loext:padding="0cm" loext:border="none"/>
    </style:style>
    <style:style style:name="T30" style:family="text">
      <style:text-properties fo:font-size="13.5pt" officeooo:rsid="002d4e40" loext:padding="0cm" loext:border="none"/>
    </style:style>
    <style:style style:name="T31" style:family="text">
      <style:text-properties fo:font-size="13.5pt" officeooo:rsid="0032b082" loext:padding="0cm" loext:border="none"/>
    </style:style>
    <style:style style:name="T32" style:family="text">
      <style:text-properties fo:color="#333333" style:font-name="Verdana" fo:font-size="13pt" officeooo:rsid="002f34b9" fo:background-color="#ffff00" loext:char-shading-value="0" style:font-size-asian="13pt" style:font-weight-asian="normal" style:font-size-complex="13pt"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 Resumen en papel (¿De qué trata el documento? Por favor, sea conciso, de 3 a 5 oraciones)</text:p>
      <text:section text:style-name="Sect1" text:name="translation">
        <text:p text:style-name="P2"><text:span text:style-name="T11">En el documento se </text:span><text:span text:style-name="T13">presenta un sistema de recuperación de imágenes </text:span><text:span text:style-name="T10">basad</text:span><text:span text:style-name="T11">a</text:span><text:span text:style-name="T10">s ​​en contenido </text:span><text:span text:style-name="T11">(CBIR). <text:s/></text:span><text:span text:style-name="T12">En específico, s</text:span><text:span text:style-name="T11">e </text:span><text:span text:style-name="T14">proponemos un nuevo descriptor y un método de coincidencia para una imagen</text:span><text:span text:style-name="T11">, </text:span><text:span text:style-name="T14">basado en los colores de los</text:span><text:span text:style-name="T11"> </text:span><text:span text:style-name="T14">objetos salientes y su relación dentro y entre los objetos. <text:s/></text:span><text:span text:style-name="T15">Se c</text:span><text:span text:style-name="T18">ompar</text:span><text:span text:style-name="T19">ó</text:span><text:span text:style-name="T18"> el método propuesto con </text:span><text:span text:style-name="T19">técnicas del e</text:span><text:span text:style-name="T18">stado </text:span><text:span text:style-name="T19">arte</text:span><text:span text:style-name="T18"> y algunos métodos convencionales utilizando dos conjuntos de datos </text:span><text:span text:style-name="T19">(Corel-1k y Corel-10k). Finalmente, </text:span><text:span text:style-name="T21">se utilizaron </text:span><text:span text:style-name="T19">cuatro </text:span><text:span text:style-name="T21">métricas que permitieron medir el</text:span><text:span text:style-name="T19"> rendimiento </text:span><text:span text:style-name="T21">del método propuesto, estas son:</text:span><text:span text:style-name="T19"> </text:span><text:span text:style-name="T22">ARR, ANMRR, </text:span><text:span text:style-name="T19">MAP y P (10). </text:span><text:span text:style-name="T21">L</text:span><text:span text:style-name="T20">os resultados</text:span><text:span text:style-name="T23"> muestra</text:span><text:span text:style-name="T24">n</text:span><text:span text:style-name="T23"> que el método propuesto proporciona un mejor rendimiento de recuperación que los métodos convencionales y anteriores basados ​​en </text:span><text:span text:style-name="T24">el </text:span><text:span text:style-name="T23">color.</text:span></text:p>
      </text:section>
      <text:p text:style-name="P12"><text:line-break/><text:bookmark text:name="translation"/><text:span text:style-name="T1">B. Fortalezas del papel (discuta, justifique sus comentarios con el nivel apropiado de detalles, las fortalezas del documento (es decir, novedad, enfoque teórico y / o corrección técnica, evaluación adecuada, claridad, etc.). Por ejemplo, un documento teórico puede no necesita experimentos, mientras que un documento con un nuevo enfoque puede requerir comparaciones con los métodos existentes.)</text:span></text:p>
      <text:section text:style-name="Sect1" text:name="Seção1">
        <text:p text:style-name="P5">La metodología muestra com claridad la secuencia de pasos utilizada para recuperar imágenes.</text:p>
        <text:p text:style-name="P5"/>
        <text:p text:style-name="P3"><text:span text:style-name="T31">E</text:span><text:span text:style-name="T25">l método propuesto </text:span><text:span text:style-name="T26">basado en </text:span><text:span text:style-name="T27">la recuperación de </text:span><text:span text:style-name="T26">objetos utilizando las distribuciones espaciales de colores en las regiones salientes</text:span><text:span text:style-name="T25"> proporciona</text:span><text:span text:style-name="T28">n</text:span><text:span text:style-name="T25"> </text:span><text:span text:style-name="T31">mejores resultados</text:span><text:span text:style-name="T25"> d</text:span><text:span text:style-name="T29">urante </text:span><text:span text:style-name="T31">la </text:span><text:span text:style-name="T29"><text:s/></text:span><text:span text:style-name="T25">recuperación </text:span><text:span text:style-name="T31">de imágenes </text:span><text:span text:style-name="T29">frente a</text:span><text:span text:style-name="T25"> los métodos anteriores basados ​​en color. </text:span><text:span text:style-name="T30">Para</text:span><text:span text:style-name="T17"> medir el rendimiento de recuperación de forma objetiva, se utilizan cuatro medidas de rendimiento: </text:span><text:span text:style-name="T22">ARR, ANMRR, </text:span><text:span text:style-name="T19">MAP y P (10)</text:span><text:span text:style-name="T17">. </text:span></text:p>
        <text:p text:style-name="P6"/>
        <text:p text:style-name="P6"/>
      </text:section>
      <text:p text:style-name="P12"><text:line-break/><text:bookmark text:name="translation1"/><text:span text:style-name="T1">C. Debilidades en el papel (discuta, justifique sus comentarios con el nivel apropiado de detalles, las debilidades del documento (es decir, ¿falta de novedad? Referencias dadas al trabajo anterior, falta de novedad, errores técnicos o evaluación insuficiente, etc.) Nota: Si cree que hay un error en el documento, explique por qué es un error. También recuerde que los resultados / ideas teóricos son esenciales para la conferencia (es posible que algunos documentos teóricos no necesiten experimentos). es novedoso e interesante, pero los resultados no superaron a otros algoritmos existentes, no es necesariamente una razón para el rechazo. No es apropiado solicitar comparaciones con artículos no publicados y artículos publicados </text:span><text:soft-page-break/><text:span text:style-name="T1">después de la fecha límite de la conferencia. En todos los casos, sea cortés y constructivo.</text:span></text:p>
      <text:section text:style-name="Sect1" text:name="Seção2">
        <text:p text:style-name="P9">Si bien se realizan experimentos sobre conjuntos de datos estandares, los resultados se comparan com los publicaciones poco novedosas (2008 y 2010). sin embargo, el paper fue publicado em 2014.</text:p>
        <text:p text:style-name="P9"/>
        <text:p text:style-name="P4"><text:span text:style-name="T32">Existe la necesidad de realizar experimentos utilizando el enfoque de </text:span><text:span text:style-name="T16">bag-of-feature (BOF). Si bien em el documento se mencionó que este método no fue utilizado porque requiere más tiempo de cálculo, pero hay outras publicaciones que utilizan estos métodos de forma exitosa.</text:span><text:line-break/></text:p>
      </text:section>
      <text:p text:style-name="P12"><text:line-break/><text:bookmark text:name="translation2"/><text:span text:style-name="T1">D. Razón de la recomendación (Indique su opinión sobre el documento a los CA y a los autores. Por favor, indique a los CA qué puntos considera que tienen más peso en su revisión y por qué).</text:span></text:p>
      <text:section text:style-name="Sect1" text:name="Seção3">
        <text:p text:style-name="P10"><text:span text:style-name="T3">Este documento afirma que el </text:span><text:span text:style-name="T4">método propuesto </text:span><text:span text:style-name="T5">supera las técnicas del</text:span><text:span text:style-name="T4"> </text:span><text:span text:style-name="T3">estado de</text:span><text:span text:style-name="T4">l arte, </text:span><text:span text:style-name="T5">pero las técnias utilizadas como referencia son de l</text:span><text:span text:style-name="T7">os anhos</text:span><text:span text:style-name="T5"> 2008 y 2010. También, se afirma que el método propuesto se desempeña mejor que el método de histograma de color </text:span><text:span text:style-name="T6">completo</text:span><text:span text:style-name="T5">, </text:span><text:span text:style-name="T7">sería adecuado ver cuanta diferencia existe entre los resultados al aplicar un histograma de color completo frente a un histograma de </text:span><text:span text:style-name="T2">colores dominantes.</text:span></text:p>
        <text:p text:style-name="P7"/>
        <text:p text:style-name="P11"><text:span text:style-name="T5">No hay más </text:span><text:span text:style-name="T9">técnicas de extracción de características?</text:span><text:span text:style-name="T5"> S</text:span><text:span text:style-name="T3">e recomienda comparar el método propuesto frente al enfoque de </text:span><text:span text:style-name="T8">bag-of-feature (BOF), utlizando Sift y Surf como extractores de características, para identificar que tán bueno es el método propuesto</text:span></text:p>
        <text:p text:style-name="P12"><text:line-break/><text:span text:style-name="T5"> </text:span></text:p>
        <text:p text:style-name="P7"/>
        <text:p text:style-name="P8">Esta área está cambiando constantemente, por ejemplo, el estado del arte en la clasificación de imágenes ahora son los modelos conocidos como redes adversas. ¿Por qué los resultados obtenidos se comparan con el método de bolsa de palabras? ¿ Tienes uno de 2016 en tus referencias, ¿por qué no compararlo con eso?</text:p>
      </text:section>
      <text:p text:style-name="P13"><text:line-break/><text:bookmark text:name="translation3"/><text:span text:style-name="T1">E. Recomendación * (visible para el autor durante la retroalimentación, visible para el autor después de la notificación, visible para otro revisor, visible para el meta-revisor)</text:span></text:p>
      <text:section text:style-name="Sect1" text:name="Seção4">
        <text:p text:style-name="P1"><text:line-break/></text:p>
      </text:section>
      <text:p text:style-name="P12"><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4:30:18.691536730</meta:creation-date>
    <meta:editing-duration>PT12M10S</meta:editing-duration>
    <meta:editing-cycles>4</meta:editing-cycles>
    <meta:generator>LibreOffice/5.1.6.2$Linux_X86_64 LibreOffice_project/10m0$Build-2</meta:generator>
    <dc:date>2019-04-01T20:44:27.189155633</dc:date>
    <meta:document-statistic meta:table-count="0" meta:image-count="0" meta:object-count="0" meta:page-count="2" meta:paragraph-count="16" meta:word-count="672" meta:character-count="4360" meta:non-whitespace-character-count="3680"/>
  </office:meta>
</office:document-meta>
</file>